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2f51" officeooo:paragraph-rsid="00092f51"/>
    </style:style>
    <style:style style:name="P2" style:family="paragraph" style:parent-style-name="Standard" style:list-style-name="L1">
      <style:text-properties officeooo:rsid="00092f51" officeooo:paragraph-rsid="00092f51"/>
    </style:style>
    <style:style style:name="P3" style:family="paragraph" style:parent-style-name="Standard" style:list-style-name="L1">
      <style:text-properties officeooo:paragraph-rsid="00092f51"/>
    </style:style>
    <style:style style:name="P4" style:family="paragraph" style:parent-style-name="Standard" style:list-style-name="L1">
      <style:text-properties officeooo:paragraph-rsid="000a5d10"/>
    </style:style>
    <style:style style:name="P5" style:family="paragraph" style:parent-style-name="Standard" style:list-style-name="L1">
      <style:text-properties officeooo:paragraph-rsid="00092f51" fo:background-color="#ff972f"/>
    </style:style>
    <style:style style:name="P6" style:family="paragraph" style:parent-style-name="Standard" style:list-style-name="L1">
      <style:text-properties officeooo:paragraph-rsid="00092f51" fo:background-color="#afd095"/>
    </style:style>
    <style:style style:name="P7" style:family="paragraph" style:parent-style-name="Standard" style:list-style-name="L1">
      <style:text-properties officeooo:paragraph-rsid="00092f51" fo:background-color="#b4c7dc"/>
    </style:style>
    <style:style style:name="T1" style:family="text">
      <style:text-properties officeooo:rsid="00092f51"/>
    </style:style>
    <style:style style:name="T2" style:family="text">
      <style:text-properties fo:background-color="#ff4000" loext:char-shading-value="0"/>
    </style:style>
    <style:style style:name="T3" style:family="text">
      <style:text-properties fo:background-color="#ff4000" loext:char-shading-value="0"/>
    </style:style>
    <style:style style:name="T4" style:family="text">
      <style:text-properties officeooo:rsid="00092f51" fo:background-color="#ff4000" loext:char-shading-value="0"/>
    </style:style>
    <style:style style:name="T5" style:family="text">
      <style:text-properties officeooo:rsid="00092f51" fo:background-color="#ff4000" loext:char-shading-value="0"/>
    </style:style>
    <style:style style:name="T6" style:family="text">
      <style:text-properties fo:background-color="#ffaa95" loext:char-shading-value="0"/>
    </style:style>
    <style:style style:name="T7" style:family="text">
      <style:text-properties fo:background-color="#ffaa95" loext:char-shading-value="0"/>
    </style:style>
    <style:style style:name="T8" style:family="text">
      <style:text-properties officeooo:rsid="00092f51" fo:background-color="#ffaa95" loext:char-shading-value="0"/>
    </style:style>
    <style:style style:name="T9" style:family="text">
      <style:text-properties fo:background-color="#ff972f" loext:char-shading-value="0"/>
    </style:style>
    <style:style style:name="T10" style:family="text">
      <style:text-properties fo:background-color="#ff972f" loext:char-shading-value="0"/>
    </style:style>
    <style:style style:name="T11" style:family="text">
      <style:text-properties officeooo:rsid="00092f51" fo:background-color="#ff972f" loext:char-shading-value="0"/>
    </style:style>
    <style:style style:name="T12" style:family="text">
      <style:text-properties officeooo:rsid="00092f51" fo:background-color="#ff972f" loext:char-shading-value="0"/>
    </style:style>
    <style:style style:name="T13" style:family="text">
      <style:text-properties fo:background-color="#ffd428" loext:char-shading-value="0"/>
    </style:style>
    <style:style style:name="T14" style:family="text">
      <style:text-properties fo:background-color="#ffd428" loext:char-shading-value="0"/>
    </style:style>
    <style:style style:name="T15" style:family="text">
      <style:text-properties fo:background-color="#afd095" loext:char-shading-value="0"/>
    </style:style>
    <style:style style:name="T16" style:family="text">
      <style:text-properties fo:background-color="#afd095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b4c7dc" loext:char-shading-value="0"/>
    </style:style>
    <style:style style:name="T19" style:family="text">
      <style:text-properties fo:background-color="#b7b3ca" loext:char-shading-value="0"/>
    </style:style>
    <style:style style:name="T20" style:family="text">
      <style:text-properties fo:background-color="#b7b3ca" loext:char-shading-value="0"/>
    </style:style>
    <style:style style:name="T21" style:family="text">
      <style:text-properties fo:background-color="#eeeeee" loext:char-shading-value="0"/>
    </style:style>
    <style:style style:name="T22" style:family="text">
      <style:text-properties fo:background-color="#eeeeee" loext:char-shading-value="0"/>
    </style:style>
    <style:style style:name="T23" style:family="text">
      <style:text-properties fo:background-color="#e8f2a1" loext:char-shading-value="0"/>
    </style:style>
    <style:style style:name="T24" style:family="text">
      <style:text-properties fo:background-color="#e8f2a1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sémantique de l’énoncé :</text:p>
      <text:p text:style-name="P1"/>
      <text:list xml:id="list3658501573" text:style-name="L1">
        <text:list-item>
          <text:p text:style-name="P3"><text:span text:style-name="T7">Une session des jeux olympiques</text:span> possède une <text:span text:style-name="T7">année</text:span>, <text:span text:style-name="T7">une ville d’organisation</text:span>, <text:span text:style-name="T7">une saison associée (été ou hiver)</text:span>, une <text:span text:style-name="T7">date d’ouverture,</text:span> une <text:span text:style-name="T7">date de clôture.</text:span></text:p>
          <text:list>
            <text:list-item>
              <text:p text:style-name="P3">Exemple : Jeux d’été de Paris 2024.</text:p>
            </text:list-item>
          </text:list>
        </text:list-item>
        <text:list-item>
          <text:p text:style-name="P3">Les <text:span text:style-name="T10">athlète</text:span><text:span text:style-name="T12">s</text:span><text:span text:style-name="T1"> ont </text:span></text:p>
          <text:list>
            <text:list-item>
              <text:p text:style-name="P3"><text:s/>un <text:span text:style-name="T10">nom</text:span></text:p>
            </text:list-item>
            <text:list-item>
              <text:p text:style-name="P5">un ou plusieurs prénoms</text:p>
            </text:list-item>
            <text:list-item>
              <text:p text:style-name="P3">une <text:span text:style-name="T10">date de naissance</text:span></text:p>
            </text:list-item>
            <text:list-item>
              <text:p text:style-name="P3">un <text:span text:style-name="T10">sexe</text:span></text:p>
            </text:list-item>
            <text:list-item>
              <text:p text:style-name="P3">un <text:span text:style-name="T10">poids</text:span><text:tab/></text:p>
              <text:list>
                <text:list-item>
                  <text:p text:style-name="P3">peut évoluer entre 2 sessions de JO.</text:p>
                </text:list-item>
                <text:list-item>
                  <text:p text:style-name="P3"><text:span text:style-name="T26">détermine </text:span>la catégorie dans laquelle l’athlète va combattre.</text:p>
                </text:list-item>
              </text:list>
            </text:list-item>
            <text:list-item>
              <text:p text:style-name="P3">une <text:span text:style-name="T10">taille</text:span></text:p>
            </text:list-item>
            <text:list-item>
              <text:p text:style-name="P3">Les athlètes<text:span text:style-name="T26"> obtiennent</text:span> un<text:span text:style-name="T14"> </text:span><text:span text:style-name="T17">résultat</text:span><text:span text:style-name="T14"> </text:span></text:p>
              <text:list>
                <text:list-item>
                  <text:p text:style-name="P3">sous la forme d’un <text:span text:style-name="T16">classement</text:span> </text:p>
                  <text:list>
                    <text:list-item>
                      <text:p text:style-name="P3"><text:span text:style-name="T1">peut valoir :</text:span></text:p>
                    </text:list-item>
                    <text:list-item>
                      <text:p text:style-name="P6">OR pour une médaille d’or</text:p>
                    </text:list-item>
                    <text:list-item>
                      <text:p text:style-name="P6">ARGENT pour une médaille d’argent</text:p>
                    </text:list-item>
                    <text:list-item>
                      <text:p text:style-name="P6">BRONZE pour une médaille de bronze,</text:p>
                    </text:list-item>
                    <text:list-item>
                      <text:p text:style-name="P6">4 pour une 4ème place</text:p>
                    </text:list-item>
                    <text:list-item>
                      <text:p text:style-name="P6">5 pour une 5ème place, etc.</text:p>
                    </text:list-item>
                    <text:list-item>
                      <text:p text:style-name="P6"><text:span text:style-name="T1">DISQ si l’athlète a été disqualifié et donc non classé.</text:span></text:p>
                    </text:list-item>
                    <text:list-item>
                      <text:p text:style-name="P3"><text:span text:style-name="T10">Plusieurs athlètes </text:span>peuvent obtenir le même <text:span text:style-name="T16">classement </text:span>pour une <text:span text:style-name="T20">épreuve </text:span>donnée</text:p>
                    </text:list-item>
                    <text:list-item>
                      <text:p text:style-name="P3">Par exemple pour <text:span text:style-name="T20">une épreuve</text:span> par <text:span text:style-name="T22">équipe,</text:span> tous les athlètes de<text:span text:style-name="T22"> l’équipe</text:span> reçoivent la médaille d’OR.</text:p>
                    </text:list-item>
                  </text:list>
                </text:list-item>
                <text:list-item>
                  <text:p text:style-name="P3">et d’un <text:span text:style-name="T14">score</text:span> pour une épreuve donnée</text:p>
                  <text:list>
                    <text:list-item>
                      <text:p text:style-name="P3">une <text:span text:style-name="T14">chaine libre et non obligatoire </text:span>qui permet de préciser le <text:span text:style-name="T18">résultat</text:span></text:p>
                      <text:p text:style-name="P7">obtenu par l’athlète:</text:p>
                      <text:list>
                        <text:list-item>
                          <text:p text:style-name="P3">un temps pour une épreuve chronométrée (ex : 9’82’’ au 100m),</text:p>
                        </text:list-item>
                        <text:list-item>
                          <text:p text:style-name="P3">une distance pour une épreuve mesurée (ex : 65m au javelot<text:span text:style-name="T1">)</text:span></text:p>
                        </text:list-item>
                        <text:list-item>
                          <text:p text:style-name="P3">un score de victoire (par exemple : 3-2 au football).</text:p>
                        </text:list-item>
                        <text:list-item>
                          <text:p text:style-name="P3">un motif de disqualification si l’athlète a été disqualifié (ex : DOPAGE)</text:p>
                        </text:list-item>
                        <text:list-item>
                          <text:p text:style-name="P3">Etc.</text:p>
                        </text:list-item>
                      </text:list>
                    </text:list-item>
                  </text:list>
                </text:list-item>
                <text:list-item>
                  <text:p text:style-name="P3">Précisions sur les <text:span text:style-name="T20">épreuves</text:span> : On ne s’intéresse pas aux divers tours de qualification que certaines épreuves peuvent avoir. On ne s’intéresse qu’au <text:span text:style-name="T20">résultat final de l’épreuve.</text:span>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436875140474" text:continue-numbering="true" text:style-name="L1">
        <text:list-item>
          <text:p text:style-name="P3"><text:span text:style-name="T3">équipe.</text:span> </text:p>
          <text:list>
            <text:list-item>
              <text:p text:style-name="P2">Association d’athlètes</text:p>
              <text:list>
                <text:list-item>
                  <text:p text:style-name="P2">Un athlète peut changer <text:span text:style-name="T3">d’équipe </text:span>entre 2 sessions de JO, Par exemple aux derniers JO les athlètes de la Russie ont été rattachés à l’équipe du CIO et non de la Russie.</text:p>
                </text:list-item>
              </text:list>
            </text:list-item>
            <text:list-item>
              <text:p text:style-name="P3">a un code</text:p>
              <text:list>
                <text:list-item>
                  <text:p text:style-name="P3"><text:span text:style-name="T5">c</text:span><text:span text:style-name="T3">ode international de 3 caractères</text:span> qui peut être celui d’un pays ou d’une organisation. Exemple : FRA</text:p>
                </text:list-item>
              </text:list>
            </text:list-item>
            <text:list-item>
              <text:p text:style-name="P3"><text:span text:style-name="T3"><text:s/>un libellé :</text:span> correspond au libellé de l’équipe : Exemple : France</text:p>
              <text:p text:style-name="P3"/>
            </text:list-item>
          </text:list>
        </text:list-item>
        <text:list-item>
          <text:p text:style-name="P3">Une <text:span text:style-name="T20">épreuve </text:span></text:p>
          <text:list>
            <text:list-item>
              <text:p text:style-name="P3">a un<text:span text:style-name="T20"> nom</text:span></text:p>
            </text:list-item>
            <text:list-item>
              <text:p text:style-name="P3"><text:s/>un <text:span text:style-name="T20">statut (individuel, par équipe)</text:span></text:p>
            </text:list-item>
            <text:list-item>
              <text:p text:style-name="P3"><text:soft-page-break/>Ex : 110m haies femmes, individuel, Football hommes, par équipe, Aviron Deux de couples hommes, par équipe</text:p>
            </text:list-item>
            <text:list-item>
              <text:p text:style-name="P3">Les épreuves sont rattachées à un Sport. </text:p>
            </text:list-item>
            <text:list-item>
              <text:p text:style-name="P4">Une épreuve n’est pas forcément présente à toutes les sessions des JO.</text:p>
              <text:p text:style-name="P3"/>
            </text:list-item>
          </text:list>
        </text:list-item>
        <text:list-item>
          <text:p text:style-name="P4">Un <text:span text:style-name="T24">sport a</text:span> </text:p>
          <text:list>
            <text:list-item>
              <text:p text:style-name="P4">seulement un <text:span text:style-name="T24">nom </text:span>: Ex : Athlétisme</text:p>
            </text:list-item>
            <text:list-item>
              <text:p text:style-name="P4"><text:s/>n’est pas forcément présent à toutes les sessions des JO. Par exemple le Karaté ne sera pas présent aux JO de Paris 2024 tandis que de</text:p>
            </text:list-item>
            <text:list-item>
              <text:p text:style-name="P4">nouveaux sports feront leur apparition comme le Surf ou l’escalad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28:55.508566349</meta:creation-date>
    <dc:date>2023-06-06T00:04:35.987611780</dc:date>
    <meta:editing-duration>PT31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449" meta:character-count="2357" meta:non-whitespace-character-count="1993"/>
  </office:meta>
</office:document-meta>
</file>